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Antiqua-Bold+1" svg:font-family="BookAntiqua-Bold+1"/>
    <style:font-face style:name="Lohit Hindi1" svg:font-family="'Lohit Hindi'"/>
    <style:font-face style:name="OpenSymbol" svg:font-family="OpenSymbol"/>
    <style:font-face style:name="Times new Roman" svg:font-family="'Times new Roman'" style:font-family-generic="roman"/>
    <style:font-face style:name="Times new roman" svg:font-family="'Times new roman'" style:font-family-generic="roman"/>
    <style:font-face style:name="Times-Bold" svg:font-family="Times-Bold" style:font-family-generic="roma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adornments="tučné"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italic" style:font-size-asian="12pt" style:font-style-asian="italic" style:font-size-complex="12pt" style:font-style-complex="italic"/>
    </style:style>
    <style:style style:name="P2" style:family="paragraph" style:parent-style-name="Standard">
      <style:paragraph-properties fo:text-align="start" style:justify-single-word="false"/>
      <style:text-properties style:font-name="Times new Roman" fo:font-size="12pt" fo:font-style="normal"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font-name="Times new Roman" fo:font-size="14pt" fo:font-style="normal" style:font-size-asian="12.25pt" style:font-style-asian="normal" style:font-size-complex="14pt" style:font-style-complex="normal"/>
    </style:style>
    <style:style style:name="P4" style:family="paragraph" style:parent-style-name="Standard">
      <style:paragraph-properties fo:text-align="center" style:justify-single-word="false"/>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style:font-name="Times new Roman" fo:font-size="12pt" fo:font-style="normal"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Times new Roman" fo:font-size="12pt" style:font-size-asian="10.5pt" style:font-size-complex="12pt"/>
    </style:style>
    <style:style style:name="P9" style:family="paragraph" style:parent-style-name="Standard">
      <style:paragraph-properties fo:text-align="start" style:justify-single-word="false"/>
      <style:text-properties style:font-name="Times new Roman" fo:font-size="12pt" style:font-size-asian="12pt" style:font-size-complex="12pt"/>
    </style:style>
    <style:style style:name="P10" style:family="paragraph" style:parent-style-name="Standard">
      <style:paragraph-properties fo:text-align="start" style:justify-single-word="false"/>
      <style:text-properties style:font-name="Times new Roman" fo:font-size="14pt" fo:font-style="normal" style:font-size-asian="12.25pt" style:font-style-asian="normal" style:font-size-complex="14pt" style:font-style-complex="normal"/>
    </style:style>
    <style:style style:name="P11" style:family="paragraph" style:parent-style-name="Standard">
      <style:paragraph-properties fo:text-align="center" style:justify-single-word="false"/>
      <style:text-properties style:font-name="Times new roman" fo:font-size="14pt" style:font-size-asian="14pt" style:font-size-complex="14pt"/>
    </style:style>
    <style:style style:name="P12" style:family="paragraph" style:parent-style-name="Standard">
      <style:paragraph-properties fo:text-align="start" style:justify-single-word="false"/>
      <style:text-properties style:font-name="Times New Roman" fo:font-size="14pt"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13" style:family="paragraph" style:parent-style-name="Standard">
      <style:paragraph-properties fo:text-align="start" style:justify-single-word="false"/>
      <style:text-properties style:font-name="BookAntiqua-Bold+1" fo:font-size="14pt" fo:font-style="normal" fo:font-weight="normal" style:font-name-asian="BookAntiqua-Bold+1" style:font-size-asian="14pt" style:font-style-asian="normal" style:font-weight-asian="normal" style:font-name-complex="BookAntiqua-Bold+1" style:font-size-complex="14pt" style:font-style-complex="normal" style:font-weight-complex="normal"/>
    </style:style>
    <style:style style:name="P14" style:family="paragraph" style:parent-style-name="Heading">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Heading_20_1">
      <style:paragraph-properties fo:text-align="center" style:justify-single-word="false"/>
    </style:style>
    <style:style style:name="P16" style:family="paragraph" style:parent-style-name="Text_20_body">
      <style:paragraph-properties fo:text-align="start" style:justify-single-word="false"/>
    </style:style>
    <style:style style:name="T1" style:family="text">
      <style:text-properties fo:language="en" fo:country="US"/>
    </style:style>
    <style:style style:name="T2" style:family="text">
      <style:text-properties fo:language="cs" fo:country="CZ"/>
    </style:style>
    <style:style style:name="T3" style:family="text">
      <style:text-properties fo:language="cs" fo:country="CZ" fo:font-style="normal" style:font-style-asian="normal" style:font-style-complex="normal"/>
    </style:style>
    <style:style style:name="T4" style:family="text">
      <style:text-properties style:text-position="sub 58%" fo:language="en" fo:country="US" fo:background-color="transparent" style:font-size-asian="10.5pt"/>
    </style:style>
    <style:style style:name="T5" style:family="text">
      <style:text-properties style:text-position="sub 58%" fo:language="cs" fo:country="CZ" fo:background-color="transparent" style:font-size-asian="10.5pt"/>
    </style:style>
    <style:style style:name="T6" style:family="text">
      <style:text-properties style:text-position="0% 100%" fo:language="en" fo:country="US" fo:background-color="transparent" style:font-size-asian="10.5pt"/>
    </style:style>
    <style:style style:name="T7" style:family="text">
      <style:text-properties style:text-position="0% 100%" fo:language="cs" fo:country="CZ" fo:background-color="transparent" style:font-size-asian="10.5pt"/>
    </style:style>
    <style:style style:name="T8" style:family="text">
      <style:text-properties style:font-name="Times New Roman" fo:font-size="14pt" fo:language="cs" fo:country="CZ" fo:font-weight="normal" style:font-name-asian="Times-Bold" style:font-size-asian="14pt" style:font-weight-asian="normal" style:font-name-complex="Times-Bold" style:font-size-complex="14pt" style:font-weight-complex="normal"/>
    </style:style>
    <style:style style:name="T9" style:family="text">
      <style:text-properties style:font-name="Times New Roman"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T10" style:family="text">
      <style:text-properties style:font-name="Times New Roman" fo:font-size="14pt" fo:language="en" fo:country="US"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T11" style:family="text">
      <style:text-properties style:font-name="Times New Roman" fo:language="cs" fo:country="CZ" fo:font-weight="normal" style:font-name-asian="Times-Bold" style:font-weight-asian="normal" style:font-name-complex="Times-Bold" style:font-weight-complex="normal"/>
    </style:style>
    <style:style style:name="T12" style:family="text">
      <style:text-properties style:font-name="Times New Roman" fo:language="cs" fo:country="CZ" fo:font-style="normal" fo:font-weight="normal" style:font-name-asian="Times-Bold" style:font-style-asian="normal" style:font-weight-asian="normal" style:font-name-complex="Times-Bold" style:font-style-complex="normal" style:font-weight-complex="normal"/>
    </style:style>
    <style:style style:name="T13" style:family="text">
      <style:text-properties style:font-name="Times New Roman" fo:language="en" fo:country="US" fo:font-style="normal" fo:font-weight="normal" style:font-name-asian="Times-Bold" style:font-style-asian="normal" style:font-weight-asian="normal" style:font-name-complex="Times-Bold" style:font-style-complex="normal" style:font-weight-complex="normal"/>
    </style:style>
    <style:style style:name="T14" style:family="text">
      <style:text-properties style:font-name="Times-Roman" fo:language="en" fo:country="US" fo:font-weight="normal" style:font-name-asian="Times-Roman" style:font-size-asian="12pt" style:font-weight-asian="normal" style:font-name-complex="Times-Roman" style:font-weight-complex="normal"/>
    </style:style>
    <style:style style:name="T15" style:family="text">
      <style:text-properties style:font-name="Times-Roman" fo:language="en" fo:country="US" fo:font-weight="normal" style:font-name-asian="Times-Roman" style:font-weight-asian="normal" style:font-name-complex="Times-Roman" style:font-weight-complex="normal"/>
    </style:style>
    <style:style style:name="T16" style:family="text">
      <style:text-properties style:font-name="Times-Roman" fo:language="en" fo:country="US" fo:font-style="normal" fo:font-weight="normal" style:font-name-asian="Times-Roman" style:font-size-asian="12pt" style:font-style-asian="normal" style:font-weight-asian="normal" style:font-name-complex="Times-Roman" style:font-style-complex="normal" style:font-weight-complex="normal"/>
    </style:style>
    <style:style style:name="T17" style:family="text">
      <style:text-properties style:font-name="Times-Roman" fo:language="en" fo:country="US" fo:font-style="normal" fo:font-weight="normal" style:font-name-asian="Times-Roman" style:font-style-asian="normal" style:font-weight-asian="normal" style:font-name-complex="Times-Roman"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České Vysoké Učení Technické</text:p>
      <text:p text:style-name="P1">Fakulta elektrotechnická</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A4M35KO] Paralelní návrh pro řešení Resource-Constrained Project Scheduling Proble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5" text:outline-level="1"><text:soft-page-break/>Model</text:h>
      <text:p text:style-name="P16"><text:tab/>Arno Sprecher definoval ve svém článku <text:span text:style-name="T1">[Sprecher97] </text:span>model, <text:span text:style-name="T1">kdy m</text:span><text:span text:style-name="T2">áme množinu J aktivit s zadaným precedenčním vztahem pomocí AON </text:span><text:s/>sítě. Aktivita j<text:span text:style-name="T4">i </text:span><text:span text:style-name="T6"><text:s/>nem</text:span><text:span text:style-name="T7">ůže být</text:span><text:span text:style-name="T6"> </text:span><text:span text:style-name="T7">vykonání, pokud nebudou vykonány aktivity p </text:span><text:span text:style-name="T6">z mno</text:span><text:span text:style-name="T7">žiny P</text:span><text:span text:style-name="T5">i</text:span><text:span text:style-name="T7">. AON je acyklický graf, který má takové očíslování, že uzel j má vyšší index než všechny jeho předchůdci. </text:span><text:span text:style-name="T6">Prvn</text:span><text:span text:style-name="T7">í uzel nazvěme startovací a uzel s indexem J koncovým (sink). Vykonání aktivity j zabere d</text:span><text:span text:style-name="T5">j</text:span><text:span text:style-name="T7"> period. Dále máme K</text:span><text:span text:style-name="T5">r <text:s/></text:span><text:span text:style-name="T7">jednotek suroviny r z množiny surovin R </text:span><text:span text:style-name="T6">a ka</text:span><text:span text:style-name="T7">ždá aktivita j potřebuje ke svému provedení k</text:span><text:span text:style-name="T5">jr </text:span><text:span text:style-name="T7"><text:s/>jednotek suroviny r</text:span><text:span text:style-name="T5">. </text:span><text:span text:style-name="T7">Pro optimalizační verzi problému máme potom minimalizovat celkový čas trvání projektu (eg čas ukončení poslední operace).</text:span></text:p>
      <text:h text:style-name="P15" text:outline-level="1">Výzkum v oblasti RCPSP</text:h>
      <text:p text:style-name="P6"><text:tab/>Většina článků pojednávající o nadmnožině RCPSP - RCPS (Resource constraint scheduling problem) se zabývá rozdělením a specifikováním problému podle všemožných omezení. <text:s/>Kritérii rozdělení jsou multi-mode vs single-mode, obnovitelné vs neobnovitelné zdroje, preemptivita jednotlivých tasků.</text:p>
      <text:p text:style-name="P6"><text:tab/>Tyto problémy jsou řešeny pomocí matematických metod a ILP, enumerativních, neuronových sítí, genetických algoritmů a jiných heureistik. </text:p>
      <text:p text:style-name="P7"><text:tab/>Vzhledem k nutnosti adaptability plánu v aplikaci algoritmů na reálné problémy se většina autorů odklání od využívání exaktních metod sloužících k nalezení optimálního řešení a přiklání se k heureistickým metodám, jejichž použití sice nezaručuje nalezení optimálního řešení(pokud existuje), ale hledá „dobré“ řešení vyhovující daným podmínkám.</text:p>
      <text:p text:style-name="P7"><text:tab/>Sprecher <text:span text:style-name="T1">definoval</text:span> v článku <text:span text:style-name="T1">[</text:span>Sprecher97<text:span text:style-name="T1">] Branch and Bound algoritmus a mno</text:span><text:span text:style-name="T2">žinu predikátů, jež pomáhají ořezávat prostor řešení(Extended and Simplified Single Enumeration Rule, Local Left shift rule, Contraction Rule, Set Base Dominance, Simple Permutation Rule, Non</text:span><text:span text:style-name="T1">-optimality shift rule a Cutset dominance</text:span><text:span text:style-name="T2">).</text:span></text:p>
      <text:p text:style-name="P7"><text:span text:style-name="T11"><text:tab/>Článek Methewa Bartschi Walla je velice dobrým úvodem do celé problematiky RCSP, nadmnožiny RCPSP. Autor uvádí problémy z rodiny RCSP jako je flow-shop, job-shop a open-shop. Autor dále vysvětluje pojmy single-mode a multi-mode scheduling. Článek se věnuje i reálné aplikaci algoritmů na problémy a autor uvádí, že exaktní metody nejsou adaptabilní pokud se změní přidají omezující podmínky na výsledný rozvrh. Článek cituje Lawrence Davise, který nepovažuje ILP, matematické metody řešení a metody tradičního operačního výzkumu za vhodné k řešení problému kvůli velkým omezením na reálné rozvrhy. Autor se dále věnuje popisu Steady-state a struggle genetic algoritmů a jejich testování na benchmarcích. Výsledky čistého genetických algoritmů nejsou na benchmarkových instancích problému nijak excelentní, algoritmus je horší řádově než nejlepší řešení problém. Výjimkou je multi mode varianta algoritmu, kde má genetický algoritmus srovnatelné výsledky. Autor očekává vylepšení výkonnosti algoritmů, pokud by byl genetický algoritmus používán hybridně s jiným typem algoritmu nebo pokud by byly parametry algoritmu vhodněji vybrány.</text:span></text:p>
      <text:p text:style-name="P9"><text:span text:style-name="T3"><text:tab/></text:span><text:span text:style-name="T13">Selcuk Colak v </text:span><text:span text:style-name="T12">článku </text:span><text:span text:style-name="T13">[Selcuk colak et al] popsal </text:span><text:span text:style-name="T12">hybridní přístup HNA k problému pomocí</text:span><text:span text:style-name="T13"> </text:span><text:span text:style-name="T15">adaptive-learning approach (ALA)</text:span><text:span text:style-name="T13"> a </text:span><text:span text:style-name="T17">augmented neural network (AugNN)</text:span><text:span text:style-name="T13">, p</text:span><text:span text:style-name="T12">řičemž druhý genetický algoritmus pracuje paralelně ve dvou oddělených populacích. AugNN ni</text:span><text:span text:style-name="T13">cm</text:span><text:span text:style-name="T12">éně nezaručuje optimalitu nalezeného řešení. Autor článku řadí podle výsledků na benchmarkových úlohách algoritmus mezi nejlepší algoritmy. Jakožto první aplikaci neuronových sítí do vydání článku podává algoritmus srovnatelné výsledky s nejlepšími technikami typu tabu search, ant colonies, simulováné žíhání, genetické algorithmy a scatter search. <text:s/>Autor očekává vývoj dalších hybridních technik zahrnující HNA a jiné výkonné algoritmy.</text:span></text:p>
      <text:p text:style-name="P8"><text:soft-page-break/><text:span text:style-name="T9"/></text:p>
      <text:p text:style-name="P2"/>
      <text:p text:style-name="P14">Reference:</text:p>
      <text:p text:style-name="P3">Sprecher97 : <text:span text:style-name="T1">Scheduling Resource-Constrained Projects Competition at Modest Memory Requirements [1997]</text:span></text:p>
      <text:p text:style-name="P12"><text:span text:style-name="T1">Selcuk Colak et al : Resource Constrained Project Scheduling: A Hybrid Neural Approach</text:span></text:p>
      <text:p text:style-name="P13"><text:span text:style-name="T2">Matthew Bartschi Wall : </text:span><text:span text:style-name="T1">A Genetic Algorithm for Resource-Constrained Scheduling [1996]</text:span></text:p>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Antiqua-Bold+1" svg:font-family="BookAntiqua-Bold+1"/>
    <style:font-face style:name="Lohit Hindi1" svg:font-family="'Lohit Hindi'"/>
    <style:font-face style:name="OpenSymbol" svg:font-family="OpenSymbol"/>
    <style:font-face style:name="Times new Roman" svg:font-family="'Times new Roman'" style:font-family-generic="roman"/>
    <style:font-face style:name="Times new roman" svg:font-family="'Times new roman'" style:font-family-generic="roman"/>
    <style:font-face style:name="Times-Bold" svg:font-family="Times-Bold" style:font-family-generic="roma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adornments="tučné"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Martin Lukeš, lukesma4@fel.cvut.c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xie </meta:initial-creator>
    <meta:creation-date>2013-03-18T05:53:24</meta:creation-date>
    <dc:date>2013-03-18T14:10:54.12</dc:date>
    <meta:editing-duration>PT1H54M20S</meta:editing-duration>
    <meta:editing-cycles>6</meta:editing-cycles>
    <meta:generator>LibreOffice/3.4$Win32 LibreOffice_project/340m1$Build-402</meta:generator>
    <meta:document-statistic meta:table-count="0" meta:image-count="0" meta:object-count="0" meta:page-count="3" meta:paragraph-count="17" meta:word-count="547" meta:character-count="4064" meta:non-whitespace-character-count="3520"/>
  </office:meta>
</office:document-meta>
</file>